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97cm" fo:min-width="5.583cm"/>
    </style:style>
    <style:style style:name="gr2" style:family="graphic" style:parent-style-name="standard">
      <style:graphic-properties draw:textarea-horizontal-align="justify" draw:textarea-vertical-align="middle" draw:auto-grow-height="false" fo:min-height="1.23cm" fo:min-width="5.5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219cm" fo:min-width="5.588cm"/>
    </style:style>
    <style:style style:name="gr8" style:family="graphic" style:parent-style-name="standard">
      <style:graphic-properties draw:textarea-horizontal-align="justify" draw:textarea-vertical-align="middle" draw:auto-grow-height="false" fo:min-height="1.22cm" fo:min-width="5.5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cm"/>
    </style:style>
    <style:style style:name="gr1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8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3cm" svg:height="1.397cm" svg:x="8.008cm" svg:y="0.157cm">
          <draw:glue-point draw:id="4" svg:x="-2.741cm" svg:y="5.003cm"/>
          <draw:glue-point draw:id="5" svg:x="2.58cm" svg:y="5.003cm" draw:escape-direction="down"/>
          <draw:glue-point draw:id="6" svg:x="-2.741cm" svg:y="-4.996cm"/>
          <draw:glue-point draw:id="7" svg:x="2.258cm" svg:y="-4.996cm"/>
          <draw:glue-point draw:id="8" svg:x="-4.993cm" svg:y="-3.569cm"/>
          <draw:glue-point draw:id="9" svg:x="-4.993cm" svg:y="-1.664cm"/>
          <draw:glue-point draw:id="10" svg:x="-4.993cm" svg:y="1.668cm"/>
          <draw:glue-point draw:id="11" svg:x="-4.993cm" svg:y="3.573cm"/>
          <draw:glue-point draw:id="12" svg:x="-4.089cm" svg:y="5.001cm"/>
          <text:p text:style-name="P1">Preparación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.588cm" svg:height="1.23cm" svg:x="7.114cm" svg:y="3.178cm">
          <draw:glue-point draw:id="4" svg:x="-3.064cm" svg:y="-4.996cm"/>
          <draw:glue-point draw:id="5" svg:x="2.419cm" svg:y="-4.996cm" draw:escape-direction="up"/>
          <draw:glue-point draw:id="6" svg:x="2.419cm" svg:y="5.003cm"/>
          <draw:glue-point draw:id="7" svg:x="1.619cm" svg:y="5.003cm"/>
          <draw:glue-point draw:id="8" svg:x="-3.058cm" svg:y="5.003cm"/>
          <text:p text:style-name="P1">Filtrado de Dato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799cm" svg:y1="1.554cm" svg:x2="9.908cm" svg:y2="3.178cm" draw:start-shape="id1" draw:start-glue-point="2" draw:end-shape="id2" svg:d="M10799 1554v812h-891v812" svg:viewBox="0 0 892 1625">
          <text:p/>
        </draw:connector>
        <draw:frame draw:style-name="gr4" draw:text-style-name="P3" xml:id="id8" draw:id="id8" draw:layer="layout" svg:width="1.748cm" svg:height="0.395cm" svg:x="0.329cm" svg:y="0.168cm">
          <draw:text-box>
            <text:p text:style-name="P1"><text:span text:style-name="T1">Genotipo </text:span></text:p>
          </draw:text-box>
        </draw:frame>
        <draw:frame draw:style-name="gr5" draw:text-style-name="P3" xml:id="id7" draw:id="id7" draw:layer="layout" svg:width="1.656cm" svg:height="0.395cm" svg:x="0.256cm" svg:y="0.668cm">
          <draw:text-box>
            <text:p text:style-name="P1"><text:span text:style-name="T1">Fenotipo </text:span></text:p>
          </draw:text-box>
        </draw:frame>
        <draw:frame draw:style-name="gr6" draw:text-style-name="P3" xml:id="id6" draw:id="id6" draw:layer="layout" svg:width="1.779cm" svg:height="0.447cm" svg:x="0.256cm" svg:y="1.13cm">
          <draw:text-box>
            <text:p text:style-name="P1"><text:span text:style-name="T1">Estructu</text:span><text:span text:style-name="T1">ra</text:span></text:p>
          </draw:text-box>
        </draw:frame>
        <draw:custom-shape draw:style-name="gr7" draw:text-style-name="P1" xml:id="id3" draw:id="id3" draw:layer="layout" svg:width="5.588cm" svg:height="1.219cm" svg:x="6.239cm" svg:y="5.811cm">
          <draw:glue-point draw:id="4" svg:x="-3.234cm" svg:y="-4.996cm"/>
          <draw:glue-point draw:id="5" svg:x="2.225cm" svg:y="-4.996cm" draw:escape-direction="up"/>
          <draw:glue-point draw:id="6" svg:x="-2.479cm" svg:y="5.003cm"/>
          <draw:glue-point draw:id="7" svg:x="2.359cm" svg:y="5.003cm"/>
          <text:p text:style-name="P1">Corrección de Estructura Poblacional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5.588cm" svg:height="1.22cm" svg:x="5.439cm" svg:y="8.769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5.001cm" svg:y="-2.729cm"/>
          <draw:glue-point draw:id="9" svg:x="5.001cm" svg:y="2.475cm"/>
          <text:p text:style-name="P1">GWA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9.908cm" svg:y1="4.408cm" svg:x2="9.033cm" svg:y2="5.811cm" draw:start-shape="id2" draw:start-glue-point="2" draw:end-shape="id3" svg:d="M9908 4408v701h-875v702" svg:viewBox="0 0 876 1404">
          <text:p/>
        </draw:connector>
        <draw:connector draw:style-name="gr3" draw:text-style-name="P2" draw:layer="layout" svg:x1="9.033cm" svg:y1="7.03cm" svg:x2="8.233cm" svg:y2="8.769cm" draw:start-shape="id3" draw:start-glue-point="2" draw:end-shape="id4" svg:d="M9033 7030v869h-800v870" svg:viewBox="0 0 801 1740">
          <text:p/>
        </draw:connector>
        <draw:frame draw:style-name="gr9" draw:text-style-name="P3" draw:layer="layout" svg:width="2.105cm" svg:height="0.535cm" svg:x="6.555cm" svg:y="7.374cm">
          <draw:text-box>
            <text:p text:style-name="P1"><text:span text:style-name="T1">Covariables</text:span></text:p>
          </draw:text-box>
        </draw:frame>
        <draw:custom-shape draw:style-name="gr7" draw:text-style-name="P1" xml:id="id5" draw:id="id5" draw:layer="layout" svg:width="5.588cm" svg:height="1.219cm" svg:x="4.574cm" svg:y="11.638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text:p text:style-name="P1">Analisis Resultad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8.233cm" svg:y1="9.989cm" svg:x2="7.368cm" svg:y2="11.638cm" draw:start-shape="id4" draw:start-glue-point="2" draw:end-shape="id5" draw:end-glue-point="0" svg:d="M8233 9989v824h-865v825" svg:viewBox="0 0 866 1650">
          <text:p/>
        </draw:connector>
        <draw:frame draw:style-name="gr10" draw:text-style-name="P3" draw:layer="layout" svg:width="2.105cm" svg:height="0.686cm" svg:x="6.098cm" svg:y="10.257cm">
          <draw:text-box>
            <text:p text:style-name="P1"><text:span text:style-name="T1">Asoci</text:span><text:span text:style-name="T1">acion</text:span><text:span text:style-name="T1">es</text:span></text:p>
          </draw:text-box>
        </draw:frame>
        <draw:connector draw:style-name="gr3" draw:text-style-name="P2" draw:layer="layout" svg:x1="6.064cm" svg:y1="12.857cm" svg:x2="4.639cm" svg:y2="15.323cm" draw:start-shape="id5" draw:start-glue-point="8" svg:d="M6064 12857v1483h-1425v983" svg:viewBox="0 0 1426 2467">
          <text:p/>
        </draw:connector>
        <draw:connector draw:style-name="gr3" draw:text-style-name="P2" draw:layer="layout" svg:x1="8.602cm" svg:y1="12.857cm" svg:x2="8.081cm" svg:y2="15.367cm" draw:start-shape="id5" draw:start-glue-point="9" svg:d="M8602 12857v1505h-521v1005" svg:viewBox="0 0 522 2511">
          <text:p/>
        </draw:connector>
        <draw:frame draw:style-name="gr11" draw:text-style-name="P4" draw:layer="layout" svg:width="3.175cm" svg:height="0.889cm" svg:x="5.717cm" svg:y="13.111cm">
          <draw:text-box>
            <text:p text:style-name="P1"><text:span text:style-name="T1">SNPs </text:span><text:span text:style-name="T1">significantes</text:span></text:p>
            <text:p text:style-name="P1"><text:span text:style-name="T1">(Gráfico </text:span><text:span text:style-name="T1">Manhattan)</text:span></text:p>
          </draw:text-box>
        </draw:frame>
        <draw:frame draw:style-name="gr12" draw:text-style-name="P3" draw:layer="layout" svg:width="3.175cm" svg:height="1.183cm" svg:x="2.415cm" svg:y="12.944cm">
          <draw:text-box>
            <text:p text:style-name="P1"><text:span text:style-name="T1">Comparación </text:span><text:span text:style-name="T1">distribuciones</text:span></text:p>
            <text:p text:style-name="P1"><text:span text:style-name="T1">(Gráfico qq plot)</text:span></text:p>
          </draw:text-box>
        </draw:frame>
        <draw:connector draw:style-name="gr3" draw:text-style-name="P2" draw:layer="layout" draw:type="line" svg:x1="2.035cm" svg:y1="1.353cm" svg:x2="8.012cm" svg:y2="1.354cm" draw:start-shape="id6" draw:start-glue-point="1" draw:end-shape="id1" draw:end-glue-point="11" svg:d="M2035 1353l5977 1" svg:viewBox="0 0 5978 2">
          <text:p/>
        </draw:connector>
        <draw:connector draw:style-name="gr3" draw:text-style-name="P2" draw:layer="layout" draw:type="line" svg:x1="1.912cm" svg:y1="0.865cm" svg:x2="8.008cm" svg:y2="0.855cm" draw:start-shape="id7" draw:start-glue-point="1" draw:end-shape="id1" draw:end-glue-point="3" svg:d="M1912 865l6096-10" svg:viewBox="0 0 6097 11">
          <text:p/>
        </draw:connector>
        <draw:connector draw:style-name="gr3" draw:text-style-name="P2" draw:layer="layout" draw:type="line" svg:x1="2.077cm" svg:y1="0.365cm" svg:x2="8.012cm" svg:y2="0.357cm" draw:start-shape="id8" draw:start-glue-point="1" draw:end-shape="id1" draw:end-glue-point="8" svg:d="M2077 365l5935-8" svg:viewBox="0 0 5936 9">
          <text:p/>
        </draw:connector>
        <draw:frame draw:style-name="gr4" draw:text-style-name="P3" draw:layer="layout" svg:width="1.748cm" svg:height="0.395cm" svg:x="10.929cm" svg:y="1.794cm">
          <draw:text-box>
            <text:p text:style-name="P1"><text:span text:style-name="T1">Genotipo </text:span></text:p>
          </draw:text-box>
        </draw:frame>
        <draw:frame draw:style-name="gr5" draw:text-style-name="P3" draw:layer="layout" svg:width="1.656cm" svg:height="0.395cm" svg:x="10.924cm" svg:y="2.302cm">
          <draw:text-box>
            <text:p text:style-name="P1"><text:span text:style-name="T1">Fenotipo </text:span></text:p>
          </draw:text-box>
        </draw:frame>
        <draw:frame draw:style-name="gr6" draw:text-style-name="P3" draw:layer="layout" svg:width="1.779cm" svg:height="0.447cm" svg:x="10.924cm" svg:y="2.697cm">
          <draw:text-box>
            <text:p text:style-name="P1"><text:span text:style-name="T1">Structura</text:span></text:p>
          </draw:text-box>
        </draw:frame>
        <draw:frame draw:style-name="gr4" draw:text-style-name="P3" draw:layer="layout" svg:width="1.748cm" svg:height="0.395cm" svg:x="10.065cm" svg:y="4.704cm">
          <draw:text-box>
            <text:p text:style-name="P1"><text:span text:style-name="T1">Genotipo </text:span></text:p>
          </draw:text-box>
        </draw:frame>
        <draw:connector draw:style-name="gr3" draw:text-style-name="P2" draw:layer="layout" svg:x1="7.368cm" svg:y1="12.857cm" svg:x2="6.754cm" svg:y2="15.358cm" draw:start-shape="id5" draw:start-glue-point="2" svg:d="M7368 12857v1501h-614v1000" svg:viewBox="0 0 615 2502">
          <text:p/>
        </draw:connector>
        <draw:frame draw:style-name="gr11" draw:text-style-name="P4" draw:layer="layout" svg:width="3.175cm" svg:height="0.889cm" svg:x="9.218cm" svg:y="13.112cm">
          <draw:text-box>
            <text:p text:style-name="P1"><text:span text:style-name="T1">Tablas de </text:span><text:span text:style-name="T1">relacione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5.7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9:04:16.963630515</meta:creation-date>
    <dc:date>2019-11-01T10:34:45.441586304</dc:date>
    <meta:editing-duration>PT21H4M52S</meta:editing-duration>
    <meta:editing-cycles>59</meta:editing-cycles>
    <meta:generator>LibreOffice/6.0.7.3$Linux_X86_64 LibreOffice_project/00m0$Build-3</meta:generator>
    <meta:document-statistic meta:object-count="27"/>
  </office:meta>
</office:document-meta>
</file>